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P1" style:family="paragraph" style:parent-style-name="Standard">
      <style:text-properties officeooo:rsid="001d56d7" officeooo:paragraph-rsid="001d56d7"/>
    </style:style>
    <style:style style:name="P2" style:family="paragraph" style:parent-style-name="Standard">
      <style:text-properties officeooo:paragraph-rsid="001a6d4f"/>
    </style:style>
    <style:style style:name="P3" style:family="paragraph" style:parent-style-name="Heading_20_1" style:master-page-name="First_20_Page">
      <style:paragraph-properties style:page-number="auto"/>
    </style:style>
    <style:style style:name="P4" style:family="paragraph" style:parent-style-name="Heading_20_2">
      <style:text-properties officeooo:rsid="0027215c" officeooo:paragraph-rsid="0027215c"/>
    </style:style>
    <style:style style:name="P5" style:family="paragraph" style:parent-style-name="List_20_1">
      <style:text-properties officeooo:rsid="003ac28d" officeooo:paragraph-rsid="003ac28d"/>
    </style:style>
    <style:style style:name="T1" style:family="text">
      <style:text-properties fo:font-style="italic" style:font-style-asian="italic" style:font-style-complex="italic"/>
    </style:style>
    <style:style style:name="T2" style:family="text">
      <style:text-properties fo:font-style="italic" officeooo:rsid="002ed1c2" style:font-style-asian="italic" style:font-style-complex="italic"/>
    </style:style>
    <style:style style:name="T3" style:family="text">
      <style:text-properties officeooo:rsid="001d56d7"/>
    </style:style>
    <style:style style:name="T4" style:family="text">
      <style:text-properties officeooo:rsid="001f3c10"/>
    </style:style>
    <style:style style:name="T5" style:family="text">
      <style:text-properties officeooo:rsid="002043f7"/>
    </style:style>
    <style:style style:name="T6" style:family="text">
      <style:text-properties officeooo:rsid="00248d2b"/>
    </style:style>
    <style:style style:name="T7" style:family="text">
      <style:text-properties officeooo:rsid="002adc38"/>
    </style:style>
    <style:style style:name="T8" style:family="text">
      <style:text-properties fo:font-weight="bold" style:font-weight-asian="bold" style:font-weight-complex="bold"/>
    </style:style>
    <style:style style:name="T9" style:family="text">
      <style:text-properties officeooo:rsid="002c1d2c"/>
    </style:style>
    <style:style style:name="T10" style:family="text">
      <style:text-properties officeooo:rsid="002ed1c2"/>
    </style:style>
    <style:style style:name="T11" style:family="text">
      <style:text-properties officeooo:rsid="0033ce44"/>
    </style:style>
    <style:style style:name="T12" style:family="text">
      <style:text-properties officeooo:rsid="0034520a"/>
    </style:style>
    <style:style style:name="T13" style:family="text">
      <style:text-properties officeooo:rsid="00348caa"/>
    </style:style>
    <style:style style:name="T14" style:family="text">
      <style:text-properties officeooo:rsid="003864b3"/>
    </style:style>
    <style:style style:name="T15" style:family="text">
      <style:text-properties officeooo:rsid="003cf58b"/>
    </style:style>
    <style:style style:name="T16" style:family="text">
      <style:text-properties officeooo:rsid="003dce4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858393648" text:style-name="Outline">
        <text:list-item>
          <text:h text:style-name="P3" text:outline-level="1">The EEZ <text:span text:style-name="T3">Studio</text:span> overview</text:h>
          <text:list>
            <text:list-item>
              <text:h text:style-name="P4" text:outline-level="2">Introduction</text:h>
            </text:list-item>
          </text:list>
        </text:list-item>
      </text:list>
      <text:p text:style-name="P1">EEZ Studio was <text:span text:style-name="T4">initally </text:span>developed as a companion application for the in-house developed <text:a xlink:type="simple" xlink:href="https://www.envox.eu/bench-power-supply/introduction/" office:target-frame-name="_blank" xlink:show="new" text:style-name="Internet_20_link" text:visited-style-name="Visited_20_Internet_20_Link">H24005</text:a> programmable power supply and <text:a xlink:type="simple" xlink:href="https://www.envox.eu/eez-bb3/" office:target-frame-name="_blank" xlink:show="new" text:style-name="Internet_20_link" text:visited-style-name="Visited_20_Internet_20_Link">BB3</text:a> T&amp;M chassis to address two important tasks: a) remote programming and management and b) simplifying the development of a feature rich embedded GUI for a color touch-screen display.</text:p>
      <text:p text:style-name="P1"/>
      <text:p text:style-name="P1">The development was inspired by the idea of offering an open source alternative to some existing commercial solutions that are used for the mentioned tasks, a<text:span text:style-name="T5">ll</text:span> in order to overcome the limitations of <text:span text:style-name="T11">their </text:span>closed code, outdated and complex UI <text:span text:style-name="T11">or sometimes awkward UX</text:span> <text:span text:style-name="T11">and </text:span>licensing, which in our case was not in accordance with the open source of the mentioned devices that we have developed.</text:p>
      <text:list xml:id="list140605695267001" text:continue-numbering="true" text:style-name="Outline">
        <text:list-item>
          <text:list>
            <text:list-item>
              <text:h text:style-name="Heading_20_2" text:outline-level="2">Main <text:span text:style-name="T7">sections</text:span></text:h>
            </text:list-item>
          </text:list>
        </text:list-item>
      </text:list>
      <text:p text:style-name="Standard">EEZ Studio consists of two main <text:span text:style-name="T7">sections</text:span>, which are described separately in the manual:</text:p>
      <text:list xml:id="list2841465959" text:style-name="List_20_1">
        <text:list-item>
          <text:p text:style-name="List_20_1_20_Start"><text:span text:style-name="T8">Project</text:span> – creating, editing, debugging and building the code for the embedded GUI project for the selected target platform. <text:span text:style-name="T9">Generated code </text:span>can be directly imported into the IDE/toolchain used to build the firmware and accelerate the development process. <text:span text:style-name="T9">It</text:span> enables the rapid development of high quality <text:span text:style-name="T9">embedded GUI</text:span> <text:span text:style-name="T9">and also comes with support for</text:span> the open-source LVGL graphics library. The drag-and-drop editor makes it easy to utilize the many features such as widgets, animations, and styles to create a GUI <text:span text:style-name="T9">reducing the coding effort</text:span>. <text:span text:style-name="T9">Additionaly flowchart-like </text:span><text:span text:style-name="T2">EEZ flow</text:span><text:span text:style-name="T10"> </text:span><text:span text:style-name="T9">programming feature will further save development time and complexity.</text:span></text:p>
        </text:list-item>
      </text:list>
      <text:p text:style-name="Standard"/>
      <text:list xml:id="list140604047064789" text:continue-numbering="true" text:style-name="List_20_1">
        <text:list-item>
          <text:p text:style-name="List_20_1_20_End"><text:span text:style-name="T8">Instrument</text:span> – <text:span text:style-name="T9">allows </text:span>access to one or more T&amp;M instruments using several communication interfaces through which it is possible to manage and collect measurement data and screenshots using SCPI commands and queries. Collected data can be analyzed, searched, annotated and exported to other applications. Automation of test and measurement tasks using JavaScript and <text:span text:style-name="T1">EEZ flow</text:span> <text:span text:style-name="T10">programming </text:span>allows it to be used in different scenarios from basic development, calibration, <text:span text:style-name="T10">troubleshooting</text:span> and quality control using multiple devices from different manufacturers that can be in different locations connected to LANs.</text:p>
        </text:list-item>
      </text:list>
      <text:p text:style-name="Standard">In the introductory chapters of the two main sections that follow, all <text:span text:style-name="T14">important</text:span> features will be listed and described in detail.</text:p>
      <text:list xml:id="list140605172739195" text:continue-list="list140605695267001" text:style-name="Outline">
        <text:list-item>
          <text:list>
            <text:list-item>
              <text:h text:style-name="Heading_20_2" text:outline-level="2">Known issues <text:span text:style-name="T16">and issue reporting</text:span></text:h>
            </text:list-item>
          </text:list>
        </text:list-item>
      </text:list>
      <text:p text:style-name="P2">EEZ Studio is continuously developing and improving. A list of known issues can be found on <text:a xlink:type="simple" xlink:href="https://github.com/eez-open/studio/issues" office:target-frame-name="_blank" xlink:show="new" text:style-name="Internet_20_link" text:visited-style-name="Visited_20_Internet_20_Link">GitHub</text:a> where you are <text:span text:style-name="T6">also</text:span> invited to leave your suggestions for improvements and new functionality.</text:p>
      <text:p text:style-name="P2"/>
      <text:p text:style-name="P2">When reporting bugs using the GitHub tracking system, please first check if the issue you want to report has already been reported by someone else. When opening a new ticket, the following information can <text:span text:style-name="T16">simplify</text:span> and speed up the resolution:</text:p>
      <text:list xml:id="list140604476208613" text:continue-list="list140604047064789" text:style-name="List_20_1">
        <text:list-item>
          <text:p text:style-name="List_20_1_20_Start">Descriptive/detail name of the issue (avoid general descriptions)</text:p>
        </text:list-item>
        <text:list-item>
          <text:p text:style-name="List_20_1_20_Cont."><text:span text:style-name="T16">Installed o</text:span>perating system version</text:p>
        </text:list-item>
        <text:list-item>
          <text:p text:style-name="List_20_1_20_Cont."><text:span text:style-name="T16">Installed </text:span>EEZ Studio version</text:p>
        </text:list-item>
        <text:list-item>
          <text:p text:style-name="List_20_1_20_Cont.">Steps to reproduce the problem you are reporting</text:p>
        </text:list-item>
      </text:list>
      <text:list xml:id="list140604021338299" text:continue-list="list140605172739195" text:style-name="Outline">
        <text:list-item>
          <text:list>
            <text:list-item>
              <text:h text:style-name="Heading_20_2" text:outline-level="2">Donations</text:h>
            </text:list-item>
          </text:list>
        </text:list-item>
      </text:list>
      <text:p text:style-name="Standard">As an open source project, EEZ Studio has been largely developed thanks to donations primarily from <text:a xlink:type="simple" xlink:href="https://nlnet.nl/" office:target-frame-name="_blank" xlink:show="new" text:style-name="Internet_20_link" text:visited-style-name="Visited_20_Internet_20_Link">N</text:a><text:a xlink:type="simple" xlink:href="https://nlnet.nl/" office:target-frame-name="_blank" xlink:show="new" text:style-name="Internet_20_link" text:visited-style-name="Visited_20_Internet_20_Link"><text:span text:style-name="T12">L</text:span></text:a><text:a xlink:type="simple" xlink:href="https://nlnet.nl/" office:target-frame-name="_blank" xlink:show="new" text:style-name="Internet_20_link" text:visited-style-name="Visited_20_Internet_20_Link">net </text:a><text:a xlink:type="simple" xlink:href="https://nlnet.nl/" office:target-frame-name="_blank" xlink:show="new" text:style-name="Internet_20_link" text:visited-style-name="Visited_20_Internet_20_Link"><text:span text:style-name="T12">foundation</text:span></text:a> as well as a number of <text:span text:style-name="T13">smaller </text:span>individual <text:span text:style-name="T13">donors</text:span>. If you want to contribute to further development with your donation, you can use <text:a xlink:type="simple" xlink:href="https://liberapay.com/eez-open/donate" office:target-frame-name="_blank" xlink:show="new" text:style-name="Internet_20_link" text:visited-style-name="Visited_20_Internet_20_Link">Liberapay</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tru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Overview</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Overview</dc:title>
    <meta:keyword>Open source</meta:keyword>
    <meta:keyword>Test &amp; Measurements</meta:keyword>
    <meta:keyword>SCPI</meta:keyword>
    <meta:keyword>Cross-platform</meta:keyword>
    <meta:keyword>Embedded GUI</meta:keyword>
    <meta:keyword>Low-code</meta:keyword>
    <meta:document-statistic meta:table-count="0" meta:image-count="0" meta:object-count="0" meta:page-count="1" meta:paragraph-count="23" meta:word-count="495" meta:character-count="3159" meta:non-whitespace-character-count="2695"/>
    <meta:template xlink:type="simple" xlink:actuate="onRequest" xlink:title="EEZ template" xlink:href="../../../../.openoffice/4/user/template/EEZ%20template.ott" meta:date="2015-11-18T18:09:37"/>
  </office:meta>
</office:document-meta>
</file>